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</office:font-face-decls>
  <office:automatic-styles>
    <style:style style:name="Tableau13" style:family="table">
      <style:table-properties style:width="18cm" table:align="margins"/>
    </style:style>
    <style:style style:name="Tableau13.A" style:family="table-column">
      <style:table-column-properties style:column-width="18cm" style:rel-column-width="65535*"/>
    </style:style>
    <style:style style:name="Tableau13.A1" style:family="table-cell">
      <style:table-cell-properties fo:background-color="#dee6ef" fo:padding="0cm" fo:border="none" style:writing-mode="page">
        <style:background-image/>
      </style:table-cell-properties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18cm" style:rel-column-width="65535*"/>
    </style:style>
    <style:style style:name="Tableau2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2.A2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18cm" style:rel-column-width="65535*"/>
    </style:style>
    <style:style style:name="Tableau5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5.A2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18cm" style:rel-column-width="65535*"/>
    </style:style>
    <style:style style:name="Tableau6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6.A2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7" style:family="table">
      <style:table-properties style:width="18cm" table:align="margins"/>
    </style:style>
    <style:style style:name="Tableau7.A" style:family="table-column">
      <style:table-column-properties style:column-width="18cm" style:rel-column-width="65535*"/>
    </style:style>
    <style:style style:name="Tableau7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7.A2" style:family="table-cell">
      <style:table-cell-properties fo:background-color="#fff5ce" fo:padding="0.097cm" fo:border-left="0.5pt solid #000000" fo:border-right="0.5pt solid #000000" fo:border-top="none" fo:border-bottom="none">
        <style:background-image/>
      </style:table-cell-properties>
    </style:style>
    <style:style style:name="Tableau7.A5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18cm" style:rel-column-width="65535*"/>
    </style:style>
    <style:style style:name="Tableau1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1.A2" style:family="table-cell">
      <style:table-cell-properties fo:background-color="#fff5ce" fo:padding="0.097cm" fo:border-left="0.5pt solid #000000" fo:border-right="0.5pt solid #000000" fo:border-top="none" fo:border-bottom="none">
        <style:background-image/>
      </style:table-cell-properties>
    </style:style>
    <style:style style:name="Tableau1.A5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8" style:family="table">
      <style:table-properties style:width="18cm" table:align="margins"/>
    </style:style>
    <style:style style:name="Tableau8.A" style:family="table-column">
      <style:table-column-properties style:column-width="18cm" style:rel-column-width="65535*"/>
    </style:style>
    <style:style style:name="Tableau8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8.A2" style:family="table-cell">
      <style:table-cell-properties fo:background-color="#fff5ce" fo:padding="0.097cm" fo:border-left="0.5pt solid #000000" fo:border-right="0.5pt solid #000000" fo:border-top="none" fo:border-bottom="none">
        <style:background-image/>
      </style:table-cell-properties>
    </style:style>
    <style:style style:name="Tableau8.A3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9" style:family="table">
      <style:table-properties style:width="18cm" table:align="margins"/>
    </style:style>
    <style:style style:name="Tableau9.A" style:family="table-column">
      <style:table-column-properties style:column-width="18cm" style:rel-column-width="65535*"/>
    </style:style>
    <style:style style:name="Tableau9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9.A2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18cm" style:rel-column-width="65535*"/>
    </style:style>
    <style:style style:name="Tableau3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3.A2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18cm" style:rel-column-width="65535*"/>
    </style:style>
    <style:style style:name="Tableau4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4.A2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0" style:family="table">
      <style:table-properties style:width="18cm" table:align="margins"/>
    </style:style>
    <style:style style:name="Tableau10.A" style:family="table-column">
      <style:table-column-properties style:column-width="18cm" style:rel-column-width="65535*"/>
    </style:style>
    <style:style style:name="Tableau10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10.A2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1" style:family="table">
      <style:table-properties style:width="18cm" table:align="margins"/>
    </style:style>
    <style:style style:name="Tableau11.A" style:family="table-column">
      <style:table-column-properties style:column-width="18cm" style:rel-column-width="65535*"/>
    </style:style>
    <style:style style:name="Tableau11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11.A2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2" style:family="table">
      <style:table-properties style:width="18cm" table:align="margins"/>
    </style:style>
    <style:style style:name="Tableau12.A" style:family="table-column">
      <style:table-column-properties style:column-width="18cm" style:rel-column-width="65535*"/>
    </style:style>
    <style:style style:name="Tableau12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12.A2" style:family="table-cell">
      <style:table-cell-properties fo:background-color="#fff5ce" fo:padding="0.097cm" fo:border-left="0.5pt solid #000000" fo:border-right="0.5pt solid #000000" fo:border-top="none" fo:border-bottom="none">
        <style:background-image/>
      </style:table-cell-properties>
    </style:style>
    <style:style style:name="Tableau12.A5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" style:family="table">
      <style:table-properties style:width="18cm" table:align="margins"/>
    </style:style>
    <style:style style:name="Tableau14.A" style:family="table-column">
      <style:table-column-properties style:column-width="18cm" style:rel-column-width="65535*"/>
    </style:style>
    <style:style style:name="Tableau14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14.A2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5" style:family="table">
      <style:table-properties style:width="18cm" table:align="margins"/>
    </style:style>
    <style:style style:name="Tableau15.A" style:family="table-column">
      <style:table-column-properties style:column-width="18cm" style:rel-column-width="65535*"/>
    </style:style>
    <style:style style:name="Tableau15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15.A2" style:family="table-cell">
      <style:table-cell-properties fo:background-color="#fff5ce" fo:padding="0.097cm" fo:border-left="0.5pt solid #000000" fo:border-right="0.5pt solid #000000" fo:border-top="none" fo:border-bottom="none">
        <style:background-image/>
      </style:table-cell-properties>
    </style:style>
    <style:style style:name="Tableau15.A4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6" style:family="table">
      <style:table-properties style:width="18cm" table:align="margins"/>
    </style:style>
    <style:style style:name="Tableau16.A" style:family="table-column">
      <style:table-column-properties style:column-width="18cm" style:rel-column-width="65535*"/>
    </style:style>
    <style:style style:name="Tableau16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16.A2" style:family="table-cell">
      <style:table-cell-properties fo:background-color="#fff5ce" fo:padding="0.097cm" fo:border-left="0.5pt solid #000000" fo:border-right="0.5pt solid #000000" fo:border-top="none" fo:border-bottom="none">
        <style:background-image/>
      </style:table-cell-properties>
    </style:style>
    <style:style style:name="Tableau16.A4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Garamond" fo:font-size="7pt" officeooo:rsid="0020fd58" officeooo:paragraph-rsid="002e2137" style:font-size-asian="7pt" style:font-size-complex="7pt"/>
    </style:style>
    <style:style style:name="P2" style:family="paragraph" style:parent-style-name="Standard">
      <style:paragraph-properties fo:text-align="center" style:justify-single-word="false"/>
      <style:text-properties officeooo:rsid="00230f6c" officeooo:paragraph-rsid="00230f6c"/>
    </style:style>
    <style:style style:name="P3" style:family="paragraph" style:parent-style-name="Table_20_Contents">
      <style:text-properties officeooo:rsid="00230f6c" officeooo:paragraph-rsid="003dc2e1"/>
    </style:style>
    <style:style style:name="P4" style:family="paragraph" style:parent-style-name="Table_20_Contents">
      <style:text-properties officeooo:rsid="00230f6c" officeooo:paragraph-rsid="003f06b0"/>
    </style:style>
    <style:style style:name="P5" style:family="paragraph" style:parent-style-name="Table_20_Contents">
      <style:text-properties officeooo:rsid="00230f6c" officeooo:paragraph-rsid="0041cd87"/>
    </style:style>
    <style:style style:name="P6" style:family="paragraph" style:parent-style-name="Standard">
      <style:paragraph-properties fo:text-align="center" style:justify-single-word="false"/>
      <style:text-properties officeooo:rsid="0026a1c5" officeooo:paragraph-rsid="0026a1c5"/>
    </style:style>
    <style:style style:name="P7" style:family="paragraph" style:parent-style-name="Standard">
      <style:paragraph-properties fo:text-align="center" style:justify-single-word="false"/>
      <style:text-properties fo:font-size="15pt" officeooo:rsid="0034e927" officeooo:paragraph-rsid="0034e927" style:font-size-asian="15pt" style:font-size-complex="15pt"/>
    </style:style>
    <style:style style:name="P8" style:family="paragraph" style:parent-style-name="Standard">
      <style:text-properties officeooo:paragraph-rsid="003dc2e1"/>
    </style:style>
    <style:style style:name="P9" style:family="paragraph" style:parent-style-name="Text_20_body">
      <style:text-properties officeooo:paragraph-rsid="003dc2e1"/>
    </style:style>
    <style:style style:name="P10" style:family="paragraph" style:parent-style-name="Standard">
      <style:text-properties officeooo:paragraph-rsid="003f06b0"/>
    </style:style>
    <style:style style:name="P11" style:family="paragraph" style:parent-style-name="Text_20_body">
      <style:text-properties officeooo:paragraph-rsid="003f06b0"/>
    </style:style>
    <style:style style:name="P12" style:family="paragraph" style:parent-style-name="Standard">
      <style:text-properties officeooo:rsid="003f06b0" officeooo:paragraph-rsid="003f06b0"/>
    </style:style>
    <style:style style:name="P13" style:family="paragraph" style:parent-style-name="Text_20_body">
      <style:text-properties officeooo:rsid="003f06b0" officeooo:paragraph-rsid="003f06b0"/>
    </style:style>
    <style:style style:name="P14" style:family="paragraph" style:parent-style-name="Text_20_body">
      <style:text-properties officeooo:rsid="003f06b0" officeooo:paragraph-rsid="004074af"/>
    </style:style>
    <style:style style:name="P15" style:family="paragraph" style:parent-style-name="Text_20_body">
      <style:paragraph-properties fo:break-before="page"/>
      <style:text-properties officeooo:rsid="003f06b0" officeooo:paragraph-rsid="004074af"/>
    </style:style>
    <style:style style:name="P16" style:family="paragraph" style:parent-style-name="Standard">
      <style:text-properties officeooo:paragraph-rsid="0041cd87"/>
    </style:style>
    <style:style style:name="P17" style:family="paragraph" style:parent-style-name="Text_20_body">
      <style:text-properties officeooo:paragraph-rsid="0041cd87"/>
    </style:style>
    <style:style style:name="P18" style:family="paragraph" style:parent-style-name="Standard">
      <style:text-properties officeooo:paragraph-rsid="0042ddcf"/>
    </style:style>
    <style:style style:name="P19" style:family="paragraph" style:parent-style-name="Standard">
      <style:text-properties officeooo:paragraph-rsid="004d571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41cd87" officeooo:paragraph-rsid="0041cd87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3dc2e1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1.25pt" fo:font-weight="normal" officeooo:rsid="003dc2e1" officeooo:paragraph-rsid="003dc2e1" style:font-size-asian="12pt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1.25pt" fo:font-weight="normal" officeooo:rsid="003dc2e1" officeooo:paragraph-rsid="0041cd87" style:font-size-asian="12pt" style:font-weight-asian="normal" style:font-weight-complex="normal"/>
    </style:style>
    <style:style style:name="P25" style:family="paragraph" style:parent-style-name="Heading_20_2">
      <style:text-properties officeooo:paragraph-rsid="004d571e"/>
    </style:style>
    <style:style style:name="P26" style:family="paragraph" style:parent-style-name="Heading_20_2">
      <style:paragraph-properties fo:margin-top="0.051cm" fo:margin-bottom="0cm" style:contextual-spacing="false"/>
      <style:text-properties officeooo:paragraph-rsid="004074af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1.25pt" fo:font-weight="normal" officeooo:rsid="003dc2e1" officeooo:paragraph-rsid="003dc2e1" style:font-size-asian="12pt" style:font-weight-asian="normal" style:font-weight-complex="normal"/>
    </style:style>
    <style:style style:name="P28" style:family="paragraph" style:parent-style-name="Standard" style:list-style-name="L1">
      <style:text-properties officeooo:paragraph-rsid="004d571e"/>
    </style:style>
    <style:style style:name="P29" style:family="paragraph">
      <loext:graphic-properties draw:fill="solid" draw:fill-color="#b7b3ca"/>
    </style:style>
    <style:style style:name="T1" style:family="text">
      <style:text-properties officeooo:rsid="0021cd6f"/>
    </style:style>
    <style:style style:name="T2" style:family="text">
      <style:text-properties style:font-name="Liberation Sans" fo:font-size="11.25pt" fo:font-weight="normal" style:font-size-asian="12pt" style:font-weight-asian="normal" style:font-weight-complex="normal"/>
    </style:style>
    <style:style style:name="T3" style:family="text">
      <style:text-properties style:font-name="Liberation Sans" fo:font-size="11.25pt" fo:font-weight="normal" officeooo:rsid="0034e927" style:font-size-asian="12pt" style:font-weight-asian="normal" style:font-weight-complex="normal"/>
    </style:style>
    <style:style style:name="T4" style:family="text">
      <style:text-properties style:font-name="Liberation Sans" fo:font-size="11.25pt" fo:font-weight="normal" officeooo:rsid="00352dc1" style:font-size-asian="12pt" style:font-weight-asian="normal" style:font-weight-complex="normal"/>
    </style:style>
    <style:style style:name="T5" style:family="text">
      <style:text-properties style:font-name="Liberation Sans" fo:font-size="11.25pt" fo:font-weight="normal" officeooo:rsid="003dc2e1" style:font-size-asian="12pt" style:font-weight-asian="normal" style:font-weight-complex="normal"/>
    </style:style>
    <style:style style:name="T6" style:family="text">
      <style:text-properties style:font-name="Liberation Sans" fo:font-size="11.25pt" fo:font-weight="normal" officeooo:rsid="003f06b0" style:font-size-asian="12pt" style:font-weight-asian="normal" style:font-weight-complex="normal"/>
    </style:style>
    <style:style style:name="T7" style:family="text">
      <style:text-properties style:font-name="Liberation Sans" fo:font-size="11.25pt" fo:font-weight="normal" officeooo:rsid="0041cd87" style:font-size-asian="12pt" style:font-weight-asian="normal" style:font-weight-complex="normal"/>
    </style:style>
    <style:style style:name="T8" style:family="text">
      <style:text-properties style:font-name="Liberation Sans" fo:font-size="11.25pt" fo:font-weight="normal" officeooo:rsid="0042ddcf" style:font-size-asian="12pt" style:font-weight-asian="normal" style:font-weight-complex="normal"/>
    </style:style>
    <style:style style:name="T9" style:family="text">
      <style:text-properties style:font-name="Liberation Sans" fo:font-size="11.25pt" fo:font-weight="normal" officeooo:rsid="0048c114" style:font-size-asian="12pt" style:font-weight-asian="normal" style:font-weight-complex="normal"/>
    </style:style>
    <style:style style:name="T10" style:family="text">
      <style:text-properties style:font-name="Liberation Sans" fo:font-size="11.25pt" fo:font-weight="normal" officeooo:rsid="00494dfe" style:font-size-asian="12pt" style:font-weight-asian="normal" style:font-weight-complex="normal"/>
    </style:style>
    <style:style style:name="T11" style:family="text">
      <style:text-properties style:font-name="Liberation Sans" fo:font-size="11.25pt" fo:font-weight="normal" officeooo:rsid="004add30" style:font-size-asian="12pt" style:font-weight-asian="normal" style:font-weight-complex="normal"/>
    </style:style>
    <style:style style:name="T12" style:family="text">
      <style:text-properties style:font-name="Liberation Sans" fo:font-size="11.25pt" fo:font-weight="normal" officeooo:rsid="004d571e" style:font-size-asian="12pt" style:font-weight-asian="normal" style:font-weight-complex="normal"/>
    </style:style>
    <style:style style:name="T13" style:family="text">
      <style:text-properties style:font-name="Liberation Sans" fo:font-size="11.25pt" fo:font-weight="normal" officeooo:rsid="00501a13" style:font-size-asian="12pt" style:font-weight-asian="normal" style:font-weight-complex="normal"/>
    </style:style>
    <style:style style:name="T14" style:family="text">
      <style:text-properties style:font-name="Liberation Sans" fo:font-size="11.25pt" officeooo:rsid="0041cd87" style:font-size-asian="12pt"/>
    </style:style>
    <style:style style:name="T15" style:family="text">
      <style:text-properties style:font-name="Liberation Sans" fo:font-size="11.25pt" officeooo:rsid="004d571e" style:font-size-asian="12pt"/>
    </style:style>
    <style:style style:name="T16" style:family="text">
      <style:text-properties style:font-name="Liberation Sans" fo:font-size="11.25pt" officeooo:rsid="004add30" style:font-size-asian="12pt"/>
    </style:style>
    <style:style style:name="T17" style:family="text">
      <style:text-properties fo:font-size="10pt" style:font-size-asian="10pt"/>
    </style:style>
    <style:style style:name="T18" style:family="text">
      <style:text-properties fo:font-size="11.25pt" fo:font-weight="normal" officeooo:rsid="004074af" style:font-weight-asian="normal" style:font-weight-complex="normal"/>
    </style:style>
    <style:style style:name="T19" style:family="text">
      <style:text-properties fo:font-size="11.25pt" fo:font-weight="normal" officeooo:rsid="0041cd87" style:font-weight-asian="normal" style:font-weight-complex="normal"/>
    </style:style>
    <style:style style:name="T20" style:family="text">
      <style:text-properties fo:font-size="11.25pt" fo:font-weight="normal" officeooo:rsid="004e9de2" style:font-weight-asian="normal" style:font-weight-complex="normal"/>
    </style:style>
    <style:style style:name="T21" style:family="text">
      <style:text-properties officeooo:rsid="003dc2e1"/>
    </style:style>
    <style:style style:name="T22" style:family="text">
      <style:text-properties officeooo:rsid="003f06b0"/>
    </style:style>
    <style:style style:name="T23" style:family="text">
      <style:text-properties officeooo:rsid="0041cd87"/>
    </style:style>
    <style:style style:name="T24" style:family="text">
      <style:text-properties officeooo:rsid="004623a0"/>
    </style:style>
    <style:style style:name="T25" style:family="text">
      <style:text-properties officeooo:rsid="0047cff8"/>
    </style:style>
    <style:style style:name="T26" style:family="text">
      <style:text-properties officeooo:rsid="004c3d2b"/>
    </style:style>
    <style:style style:name="T27" style:family="text">
      <style:text-properties officeooo:rsid="004d2f5f"/>
    </style:style>
    <style:style style:name="T28" style:family="text">
      <style:text-properties fo:color="#8d1d75" loext:opacity="100%" style:font-name="Liberation Sans" fo:font-size="10pt" fo:font-weight="bold" officeooo:rsid="004d571e" style:font-size-asian="10pt" style:font-weight-asian="bold" style:font-size-complex="10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draw:fill="solid" draw:fill-color="#b7b3ca" draw:textarea-horizontal-align="justify" draw:textarea-vertical-align="middle" draw:auto-grow-height="false" fo:min-height="0.46cm" fo:min-width="3.62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7"><text:span text:style-name="T21">TD : Identité numérique et </text:span>Cyber-violence</text:p>
          </table:table-cell>
        </table:table-row>
      </table:table>
      <text:p text:style-name="P6"/>
      <text:p text:style-name="P2"/>
      <text:h text:style-name="Heading_20_2" text:outline-level="2">Usage d’internet</text:h>
      <text:p text:style-name="P20" loext:marker-style-name="T17"><text:span text:style-name="T2"/></text:p>
      <text:p text:style-name="P21" loext:marker-style-name="T17"><text:span text:style-name="T6">En vous aidant </text:span><text:span text:style-name="T5">de ces deux documents:</text:span></text:p>
      <text:p text:style-name="P21" loext:marker-style-name="T17"><text:span text:style-name="T5"/></text:p>
      <text:p text:style-name="P22" loext:marker-style-name="T17"><text:a xlink:type="simple" xlink:href="https://www.cnil.fr/fr/nos-conseils-pour-mieux-maitriser-votre-reputation-en-ligne" text:style-name="Internet_20_link" text:visited-style-name="Visited_20_Internet_20_Link"><text:span text:style-name="T3">https://www.cnil.fr/fr/nos-conseils-pour-mieux-maitriser-votre-reputation-en-ligne</text:span></text:a></text:p>
      <text:p text:style-name="P22" loext:marker-style-name="T17"><text:a xlink:type="simple" xlink:href="https://www.cnil.fr/fr/4-reflexes-pour-mieux-proteger-votre-identite-en-ligne" text:style-name="Internet_20_link" text:visited-style-name="Visited_20_Internet_20_Link"><text:span text:style-name="T3">https://www.cnil.fr/fr/4-reflexes-pour-mieux-proteger-votre-identite-en-ligne</text:span></text:a></text:p>
      <text:p text:style-name="P22" loext:marker-style-name="T17"><text:span text:style-name="T3"/></text:p>
      <text:p text:style-name="P23" loext:marker-style-name="T17"/>
      <text:p text:style-name="P23" loext:marker-style-name="T17">Répondez à ces questions :</text:p>
      <text:p text:style-name="P23" loext:marker-style-name="T17"/>
      <text:p text:style-name="P23" loext:marker-style-name="T17">Question 1 : Qu’est-ce que l’identité numérique ou e-réputation ?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3"/>
          </table:table-cell>
        </table:table-row>
      </table:table>
      <text:p text:style-name="P27" loext:marker-style-name="T17"/>
      <text:p text:style-name="Text_20_body"><text:span text:style-name="T21">Question 2 : </text:span>Que veut dire l’expression « googliser » ?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/>
          </table:table-cell>
        </table:table-row>
        <table:table-row>
          <table:table-cell table:style-name="Tableau5.A2" office:value-type="string">
            <text:p text:style-name="P3"/>
          </table:table-cell>
        </table:table-row>
      </table:table>
      <text:p text:style-name="P8"/>
      <text:p text:style-name="P11"><text:span text:style-name="T21">Question 3 : </text:span>Que veut dire l’expression « stalker » ?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/>
          </table:table-cell>
        </table:table-row>
      </table:table>
      <text:p text:style-name="P11"/>
      <text:p text:style-name="P9"><text:span text:style-name="T21">Question </text:span><text:span text:style-name="T22">4</text:span><text:span text:style-name="T21"> : </text:span><text:span text:style-name="T22">Écrire</text:span> <text:span text:style-name="T22">5</text:span> <text:span text:style-name="T22">mots de passes facile à trouver</text:span> :</text:p>
      <text:p text:style-name="P10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"/>
          </table:table-cell>
        </table:table-row>
        <table:table-row>
          <table:table-cell table:style-name="Tableau7.A2" office:value-type="string">
            <text:p text:style-name="P4"/>
          </table:table-cell>
        </table:table-row>
        <table:table-row>
          <table:table-cell table:style-name="Tableau7.A2" office:value-type="string">
            <text:p text:style-name="P4"/>
          </table:table-cell>
        </table:table-row>
        <table:table-row>
          <table:table-cell table:style-name="Tableau7.A2" office:value-type="string">
            <text:p text:style-name="P4"/>
          </table:table-cell>
        </table:table-row>
        <table:table-row>
          <table:table-cell table:style-name="Tableau7.A5" office:value-type="string">
            <text:p text:style-name="P4"/>
          </table:table-cell>
        </table:table-row>
      </table:table>
      <text:p text:style-name="P10"/>
      <text:p text:style-name="P11"><text:span text:style-name="T21">Question </text:span><text:span text:style-name="T22">5</text:span><text:span text:style-name="T21"> : </text:span><text:span text:style-name="T22">Écrire</text:span> <text:span text:style-name="T22">5</text:span> <text:span text:style-name="T22">mots de passes difficiles à trouver</text:span> <text:span text:style-name="T26">(mais facile à retenir)</text:span>:</text:p>
      <text:p text:style-name="P1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</table:table-row>
        <table:table-row>
          <table:table-cell table:style-name="Tableau1.A5" office:value-type="string">
            <text:p text:style-name="P4"/>
          </table:table-cell>
        </table:table-row>
      </table:table>
      <text:p text:style-name="P10"/>
      <text:p text:style-name="P14">Comparer les avec ceux de votre voisin(e)s.</text:p>
      <text:p text:style-name="P15"><text:line-break/></text:p>
      <text:p text:style-name="P9"><text:span text:style-name="T21">Question </text:span><text:span text:style-name="T22">6</text:span><text:span text:style-name="T21"> : </text:span>A quoi ser<text:span text:style-name="T22">vent</text:span> <text:span text:style-name="T24">le plus souvent</text:span> les données piratées ?</text:p>
      <text:p text:style-name="P10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/>
          </table:table-cell>
        </table:table-row>
        <table:table-row>
          <table:table-cell table:style-name="Tableau8.A3" office:value-type="string">
            <text:p text:style-name="P4"/>
          </table:table-cell>
        </table:table-row>
      </table:table>
      <text:p text:style-name="P10"/>
      <text:p text:style-name="P9"><text:span text:style-name="T21"><text:line-break/>Question </text:span><text:span text:style-name="T22">7</text:span><text:span text:style-name="T21"> : </text:span>Comment vérifier s<text:span text:style-name="T25">on</text:span> e-réputation ?</text:p>
      <text:p text:style-name="P10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4"/>
          </table:table-cell>
        </table:table-row>
        <table:table-row>
          <table:table-cell table:style-name="Tableau9.A2" office:value-type="string">
            <text:p text:style-name="P4"/>
          </table:table-cell>
        </table:table-row>
      </table:table>
      <text:p text:style-name="P10"/>
      <text:p text:style-name="P9"/>
      <text:p text:style-name="P13"><text:span text:style-name="T21">Question </text:span>8<text:span text:style-name="T21">: </text:span>Vérifier votre e-reputation dans google search.</text:p>
      <text:p text:style-name="P13">Que constatez-vous ? Êtes vous fier(e) de ce que vous y trouvez <text:span text:style-name="T27">vous concernant</text:span> ? Êtes vous prêt a l’assumer toute votre vie ?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/>
          </table:table-cell>
        </table:table-row>
        <table:table-row>
          <table:table-cell table:style-name="Tableau3.A2" office:value-type="string">
            <text:p text:style-name="P4"/>
          </table:table-cell>
        </table:table-row>
      </table:table>
      <text:p text:style-name="P12"/>
      <text:p text:style-name="P13"><text:span text:style-name="T21">Question </text:span>9<text:span text:style-name="T21">: </text:span>Vérifier l’e-reputation de votre voisin-e dans google search et dans google search images.</text:p>
      <text:p text:style-name="P13">Que constatez-vous ? Pensez-vous qu’il/elle est fier(e) et pourra assumer toute sa vie <text:span text:style-name="T27">les informations le/la concernant</text:span>?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4"/>
          </table:table-cell>
        </table:table-row>
      </table:table>
      <text:p text:style-name="P12"/>
      <text:p text:style-name="P9"><text:span text:style-name="T21">Question 2 : </text:span>Que faire si un contenu non souhaité est publié ?</text:p>
      <text:p text:style-name="P10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4"/>
          </table:table-cell>
        </table:table-row>
        <table:table-row>
          <table:table-cell table:style-name="Tableau10.A2" office:value-type="string">
            <text:p text:style-name="P4"/>
          </table:table-cell>
        </table:table-row>
      </table:table>
      <text:p text:style-name="P10"/>
      <text:p text:style-name="P9"><text:span text:style-name="T21">Question </text:span><text:span text:style-name="T22">10</text:span><text:span text:style-name="T21">: </text:span>À quoi servent les agences spécialisées d’e-réputation ?</text:p>
      <text:p text:style-name="P10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"/>
          </table:table-cell>
        </table:table-row>
        <table:table-row>
          <table:table-cell table:style-name="Tableau11.A2" office:value-type="string">
            <text:p text:style-name="P4"/>
          </table:table-cell>
        </table:table-row>
      </table:table>
      <text:p text:style-name="P10"/>
      <text:p text:style-name="P9"><text:span text:style-name="T21">Question </text:span><text:span text:style-name="T22">11</text:span><text:span text:style-name="T21">: </text:span>Quels conseils retenir pour protéger son identité numérique sur les réseaux sociaux ? <text:line-break/>En citer au moins cinq.</text:p>
      <text:p text:style-name="P10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"/>
          </table:table-cell>
        </table:table-row>
        <table:table-row>
          <table:table-cell table:style-name="Tableau12.A2" office:value-type="string">
            <text:p text:style-name="P4"/>
          </table:table-cell>
        </table:table-row>
        <table:table-row>
          <table:table-cell table:style-name="Tableau12.A2" office:value-type="string">
            <text:p text:style-name="P4"/>
          </table:table-cell>
        </table:table-row>
        <table:table-row>
          <table:table-cell table:style-name="Tableau12.A2" office:value-type="string">
            <text:p text:style-name="P4"/>
          </table:table-cell>
        </table:table-row>
        <table:table-row>
          <table:table-cell table:style-name="Tableau12.A5" office:value-type="string">
            <text:p text:style-name="P4"/>
          </table:table-cell>
        </table:table-row>
      </table:table>
      <text:p text:style-name="P10"><text:span text:style-name="Strong_20_Emphasis"><text:span text:style-name="T4"/></text:span></text:p>
      <text:p text:style-name="P10"><text:soft-page-break/><text:span text:style-name="Strong_20_Emphasis"><text:span text:style-name="T4"/></text:span></text:p>
      <text:h text:style-name="Heading_20_2" text:outline-level="2"><text:span text:style-name="Strong_20_Emphasis">Droits à l’oubli</text:span></text:h>
      <text:p text:style-name="P16"><text:span text:style-name="Strong_20_Emphasis"><text:span text:style-name="T7"/></text:span></text:p>
      <text:p text:style-name="P16"><text:span text:style-name="Strong_20_Emphasis"><text:span text:style-name="T7">Lire ce document:</text:span></text:span></text:p>
      <text:p text:style-name="P16"><text:a xlink:type="simple" xlink:href="https://www.cnil.fr/fr/comprendre-mes-droits/le-droit-leffacement-supprimer-vos-donnees-en-ligne" text:style-name="Internet_20_link" text:visited-style-name="Visited_20_Internet_20_Link"><text:span text:style-name="Strong_20_Emphasis"><text:span text:style-name="T4">https://www.cnil.fr/fr/comprendre-mes-droits/le-droit-leffacement-supprimer-vos-donnees-en-ligne</text:span></text:span></text:a></text:p>
      <text:p text:style-name="P17"><text:span text:style-name="Strong_20_Emphasis"><text:span text:style-name="T4"/></text:span></text:p>
      <text:p text:style-name="P24" loext:marker-style-name="T17">Répondez à ces questions :</text:p>
      <text:p text:style-name="P24" loext:marker-style-name="T17"/>
      <text:p text:style-name="P17"><text:span text:style-name="T21">Question </text:span><text:span text:style-name="T22">1</text:span><text:span text:style-name="T23">2</text:span><text:span text:style-name="T21">: </text:span>Qu’appelle-t-on le droit à l’oubli ? </text:p>
      <text:p text:style-name="P16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5"/>
          </table:table-cell>
        </table:table-row>
        <table:table-row>
          <table:table-cell table:style-name="Tableau14.A2" office:value-type="string">
            <text:p text:style-name="P5"/>
          </table:table-cell>
        </table:table-row>
      </table:table>
      <text:p text:style-name="P17"><text:span text:style-name="Strong_20_Emphasis"><text:span text:style-name="T4"/></text:span></text:p>
      <text:p text:style-name="P17"/>
      <text:p text:style-name="P17"><text:span text:style-name="T21">Question </text:span><text:span text:style-name="T22">1</text:span><text:span text:style-name="T23">3</text:span><text:span text:style-name="T21">: </text:span>Peut-on tout effacer ? Dans quels cas cela est-ce impossible </text:p>
      <text:p text:style-name="P16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5"/>
          </table:table-cell>
        </table:table-row>
        <table:table-row>
          <table:table-cell table:style-name="Tableau15.A2" office:value-type="string">
            <text:p text:style-name="P5"/>
          </table:table-cell>
        </table:table-row>
        <table:table-row>
          <table:table-cell table:style-name="Tableau15.A2" office:value-type="string">
            <text:p text:style-name="P5"/>
          </table:table-cell>
        </table:table-row>
        <table:table-row>
          <table:table-cell table:style-name="Tableau15.A4" office:value-type="string">
            <text:p text:style-name="P5"/>
          </table:table-cell>
        </table:table-row>
      </table:table>
      <text:p text:style-name="P16"><text:span text:style-name="Strong_20_Emphasis"><text:span text:style-name="T4"/></text:span></text:p>
      <text:p text:style-name="P16"><text:span text:style-name="Strong_20_Emphasis"><text:span text:style-name="T4"/></text:span></text:p>
      <text:p text:style-name="P16"><text:span text:style-name="Strong_20_Emphasis"><text:span text:style-name="T7">Question 14 : Un élève de seconde découvre des photos de lui le mettant mal à l’aise sur un réseau social.</text:span></text:span></text:p>
      <text:p text:style-name="P16"><text:span text:style-name="Strong_20_Emphasis"><text:span text:style-name="T7">Quelles démarches peut-il entreprendre ? Que faire ?</text:span></text:span>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5"/>
          </table:table-cell>
        </table:table-row>
        <table:table-row>
          <table:table-cell table:style-name="Tableau16.A2" office:value-type="string">
            <text:p text:style-name="P5"/>
          </table:table-cell>
        </table:table-row>
        <table:table-row>
          <table:table-cell table:style-name="Tableau16.A2" office:value-type="string">
            <text:p text:style-name="P5"/>
          </table:table-cell>
        </table:table-row>
        <table:table-row>
          <table:table-cell table:style-name="Tableau16.A4" office:value-type="string">
            <text:p text:style-name="P5"/>
          </table:table-cell>
        </table:table-row>
      </table:table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h text:style-name="P25" text:outline-level="2"><text:span text:style-name="Strong_20_Emphasis"><text:span text:style-name="T14">D</text:span></text:span><text:span text:style-name="Strong_20_Emphasis"><text:span text:style-name="T15">épôt du travail sur Pronote</text:span></text:span></text:h>
      <text:p text:style-name="P19"><text:span text:style-name="Strong_20_Emphasis"><text:span text:style-name="T8">Lorsque vous avez fini vous pouvez </text:span></text:span><text:span text:style-name="Strong_20_Emphasis"><text:span text:style-name="T12">déposer </text:span></text:span><text:span text:style-name="Strong_20_Emphasis"><text:span text:style-name="T8">ce document </text:span></text:span><text:span text:style-name="Strong_20_Emphasis"><text:span text:style-name="T12">sur</text:span></text:span><text:span text:style-name="Strong_20_Emphasis"><text:span text:style-name="T9"> </text:span></text:span><text:span text:style-name="Strong_20_Emphasis"><text:span text:style-name="T13">P</text:span></text:span><text:span text:style-name="Strong_20_Emphasis"><text:span text:style-name="T9">ronote</text:span></text:span><text:span text:style-name="Strong_20_Emphasis"><text:span text:style-name="T11">.</text:span></text:span></text:p>
      <text:list text:style-name="L1">
        <text:list-item>
          <text:p text:style-name="P28"><text:span text:style-name="Strong_20_Emphasis"><text:span text:style-name="T11">Connectez-vous à l'ENT : </text:span></text:span><text:a xlink:type="simple" xlink:href="https://ent.iledefrance.fr/" office:target-frame-name="_blank" xlink:show="new" text:style-name="Internet_20_link" text:visited-style-name="Visited_20_Internet_20_Link"><text:span text:style-name="Strong_20_Emphasis"><text:span text:style-name="T11">https://ent.iledefrance.fr</text:span></text:span></text:a><text:span text:style-name="Strong_20_Emphasis"><text:span text:style-name="T11"> </text:span></text:span></text:p>
        </text:list-item>
        <text:list-item>
          <text:p text:style-name="P28"><text:span text:style-name="Strong_20_Emphasis"><text:span text:style-name="T11">Accédez à l'application </text:span></text:span><text:span text:style-name="Strong_20_Emphasis"><text:span text:style-name="T16">Pronote</text:span></text:span><text:span text:style-name="Strong_20_Emphasis"><text:span text:style-name="T11"> </text:span></text:span></text:p>
        </text:list-item>
        <text:list-item>
          <text:p text:style-name="P28"><text:span text:style-name="Strong_20_Emphasis"><text:span text:style-name="T11">Depuis l'accueil, recherchez le devoir </text:span></text:span><text:span text:style-name="Strong_20_Emphasis"><text:span text:style-name="T12">du TP de SNT</text:span></text:span></text:p>
        </text:list-item>
        <text:list-item>
          <text:p text:style-name="P28"><draw:custom-shape text:anchor-type="paragraph" draw:z-index="0" draw:name="Forme 1" draw:style-name="gr1" draw:text-style-name="P29" svg:width="3.678cm" svg:height="0.511cm" svg:x="5.136cm" svg:y="0.01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trong_20_Emphasis"><text:span text:style-name="T12">Cliquez sur le bouton <text:s text:c="3"/></text:span></text:span><text:span text:style-name="Strong_20_Emphasis"><text:span text:style-name="T28">Déposer ma copie</text:span></text:span></text:p>
        </text:list-item>
        <text:list-item>
          <text:p text:style-name="P28"><text:span text:style-name="Strong_20_Emphasis"><text:span text:style-name="T12">Cliquez sur le bouton </text:span></text:span><text:span text:style-name="Strong_20_Emphasis"><text:span text:style-name="T15">Un seul fichier (</text:span></text:span><text:span text:style-name="Strong_20_Emphasis"><text:span text:style-name="Emphasis"><text:span text:style-name="T15">.pdf, </text:span></text:span></text:span><text:span text:style-name="Strong_20_Emphasis"><text:span text:style-name="T15">.doc, ...)</text:span></text:span><text:span text:style-name="Strong_20_Emphasis"><text:span text:style-name="T12"> <text:line-break/></text:span></text:span></text:p>
        </text:list-item>
      </text:list>
      <text:p text:style-name="P19"><text:span text:style-name="Strong_20_Emphasis"><text:span text:style-name="T8"><text:s/></text:span></text:span><text:span text:style-name="Strong_20_Emphasis"><text:span text:style-name="T12">En cas de problèmes vous pouvez me l’envoyer </text:span></text:span><text:span text:style-name="Strong_20_Emphasis"><text:span text:style-name="T8">par émail </text:span></text:span><text:span text:style-name="Strong_20_Emphasis"><text:span text:style-name="T10">(l’émail est affiché au tableau)</text:span></text:span><text:span text:style-name="Strong_20_Emphasis"><text:span text:style-name="T8">.</text:span></text:span></text:p>
      <text:p text:style-name="P18"><text:span text:style-name="Strong_20_Emphasis"><text:span text:style-name="T8"/></text:span></text:p>
      <text:h text:style-name="Heading_20_2" text:outline-level="2" text:is-list-header="true"><text:span text:style-name="Strong_20_Emphasis">Extra</text:span></text:h>
      <text:h text:style-name="P26" text:outline-level="2"><text:span text:style-name="Strong_20_Emphasis"><text:span text:style-name="T18">Si il vous reste du temps, vous pouvez remplir le sondage </text:span></text:span><text:span text:style-name="Strong_20_Emphasis"><text:span text:style-name="T19">P</text:span></text:span><text:span text:style-name="Strong_20_Emphasis"><text:span text:style-name="T18">ronote sur les réseaux sociaux.</text:span></text:span></text:h>
      <text:h text:style-name="P26" text:outline-level="2"><text:span text:style-name="Strong_20_Emphasis"><text:span text:style-name="T20">Et enfin </text:span></text:span><text:span text:style-name="Strong_20_Emphasis"><text:span text:style-name="T18">poser des questions diverses à votre professeur.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officeooo:rsid="0041cd87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re_20_A0" style:display-name="Titr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Garamond" fo:font-size="7pt" officeooo:rsid="0020fd58" officeooo:paragraph-rsid="002e2137" style:font-size-asian="7pt" style:font-size-complex="7pt"/>
    </style:style>
    <style:style style:name="MT1" style:family="text">
      <style:text-properties officeooo:rsid="0021cd6f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3"/><text:page-number text:select-page="current">3</text:page-number><text:bookmark-end text:name="PageNumWizard_FOOTER_Style de page par défaut3"/></text:p>
        <text:p text:style-name="MP1">Lycée VOLTAIRE – A. Mazel – <text:span text:style-name="MT1">Année </text:span>2024 - 2025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4:02:21.634000000</meta:creation-date>
    <meta:editing-duration>PT4H26M23S</meta:editing-duration>
    <meta:editing-cycles>26</meta:editing-cycles>
    <meta:generator>LibreOffice/24.2.4.2$Windows_X86_64 LibreOffice_project/51a6219feb6075d9a4c46691dcfe0cd9c4fff3c2</meta:generator>
    <meta:initial-creator>Alexandre</meta:initial-creator>
    <dc:date>2024-12-11T21:55:17.586000000</dc:date>
    <dc:creator>Alexandre</dc:creator>
    <meta:document-statistic meta:table-count="16" meta:image-count="0" meta:object-count="0" meta:page-count="3" meta:paragraph-count="43" meta:word-count="383" meta:character-count="2472" meta:non-whitespace-character-count="2121"/>
  </office:meta>
</office:document-meta>
</file>